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10"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209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416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3063in" fo:break-before="auto" style:use-optimal-row-height="true"/>
    </style:style>
    <style:style style:name="ro1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8" style:family="table-cell" style:parent-style-name="Default">
      <style:table-cell-properties fo:background-color="#ffffff"/>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1.3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0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s</text:p>
          </table:table-cell>
          <table:table-cell table:style-name="ce78" office:value-type="string" calcext:value-type="string">
            <text:p>مقطعوں، مقطعات</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text:span text:style-name="T6">ی، وتری سازی</text:span></text:p>
          </table:table-cell>
          <table:table-cell table:style-name="ce14"/>
          <table:table-cell table:number-columns-repeated="1021"/>
        </table:table-row>
        <table:table-row table:style-name="ro2">
          <table:table-cell office:value-type="string" calcext:value-type="string">
            <text:p>diagonalized: can be diagonalized</text:p>
          </table:table-cell>
          <table:table-cell table:style-name="ce3" office:value-type="string" calcext:value-type="string">
            <text:p>وتری بنایا جا سکتا ہے</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span text:style-name="T6"> وتری ساز قالب</text:span></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4">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5">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 پذیر</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ئت</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2">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table:style-name="ce23" office:value-type="string" calcext:value-type="string">
            <text:p>متعدد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bvious</text:p>
          </table:table-cell>
          <table:table-cell office:value-type="string" calcext:value-type="string">
            <text:p>بدیہی</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6">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7">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21">
          <table:table-cell table:number-columns-repeated="1024"/>
        </table:table-row>
        <table:table-row table:style-name="ro8">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9">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1">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1">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1">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table table:name="Sheet3" table:style-name="ta1">
        <table:table-column table:style-name="co12" table:default-cell-style-name="Default"/>
        <table:table-row table:style-name="ro10">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0">00/00/0000</text:date>, <text:time style:data-style-name="N2" text:time-value="16:58:10.5542878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0T16:58:54.944708058</dc:date>
    <meta:editing-duration>P104DT4H58M50S</meta:editing-duration>
    <meta:editing-cycles>4646</meta:editing-cycles>
    <meta:generator>LibreOffice/6.4.7.2$Linux_X86_64 LibreOffice_project/40$Build-2</meta:generator>
    <meta:document-statistic meta:table-count="3" meta:cell-count="72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